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paragraph-properties fo:text-align="justify" style:justify-single-word="false"/>
      <style:text-properties fo:font-weight="bold"/>
    </style:style>
    <style:style style:name="P3" style:family="paragraph" style:parent-style-name="Standard">
      <style:paragraph-properties fo:text-align="center" style:justify-single-word="false"/>
      <style:text-properties fo:font-size="18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 fo:orphans="2" fo:widows="2"/>
    </style:style>
    <style:style style:name="P7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normal"/>
    </style:style>
    <style:style style:name="P8" style:family="paragraph" style:parent-style-name="Standard">
      <style:paragraph-properties fo:orphans="2" fo:widows="2"/>
      <style:text-properties fo:font-variant="normal" fo:text-transform="none" fo:color="#222222" style:font-name="Georgia" fo:font-size="11.25pt" fo:letter-spacing="normal" fo:font-style="normal" fo:font-weight="normal"/>
    </style:style>
    <style:style style:name="P9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bold"/>
    </style:style>
    <style:style style:name="P10" style:family="paragraph" style:parent-style-name="Standard">
      <style:paragraph-properties fo:orphans="2" fo:widows="2"/>
    </style:style>
    <style:style style:name="P1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T1" style:family="text">
      <style:text-properties fo:font-weight="bold"/>
    </style:style>
    <style:style style:name="T2" style:family="text">
      <style:text-properties style:font-name="Georgia" fo:font-size="11.25pt" fo:font-style="normal" fo:font-weight="bold"/>
    </style:style>
    <style:style style:name="T3" style:family="text">
      <style:text-properties fo:font-variant="normal" fo:text-transform="none" fo:color="#222222" style:font-name="Georgia" fo:font-size="18pt" fo:letter-spacing="normal" fo:font-style="normal" fo:font-weight="bold"/>
    </style:style>
    <style:style style:name="T4" style:family="text">
      <style:text-properties fo:font-variant="normal" fo:text-transform="none" fo:color="#222222" style:font-name="Georgia" fo:letter-spacing="normal" fo:font-style="normal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">Josué lidera uma geração conquistadora e cheia de fé</text:span></text:p>
      <text:p text:style-name="P16">19 de fevereiro de 2017</text:p>
      <text:p text:style-name="P12"/>
      <text:p text:style-name="P14">Texto Áureo</text:p>
      <text:p text:style-name="P17">“<text:span text:style-name="T2">Pela fé, caíram os muros de Jericó, sendo rodeados durante sete dias”. Hb 11.30</text:span></text:p>
      <text:p text:style-name="P12"/>
      <text:p text:style-name="P13"/>
      <text:p text:style-name="P14">Verdade Aplicada</text:p>
      <text:p text:style-name="P13">Viver pela fé, além de desfrutar do sobrenatural, é adquirir respeito e honra diante daqueles que nos assistem.</text:p>
      <text:p text:style-name="P13"/>
      <text:p text:style-name="P14">Textos de Referência.</text:p>
      <text:p text:style-name="P13"/>
      <text:p text:style-name="P15">Josué 6.10; 16; 20.</text:p>
      <text:p text:style-name="P7">10 Porém ao povo Josué tinha dado ordem, dizendo: Não gritareis, nem fareis ouvir a vossa voz, nem sairá palavra alguma da vossa boca, até ao dia em que eu vos diga: Gritai. Então gritareis.</text:p>
      <text:p text:style-name="P6"/>
      <text:p text:style-name="P7">16 E sucedeu que, tocando os sacerdotes a sétima vez as buzinas, disse Josué ao povo: Gritai, porque o Senhor vos tem dado a cidade.</text:p>
      <text:p text:style-name="P6"/>
      <text:p text:style-name="P7"><text:soft-page-break/>20 Gritou, pois, o povo, tocando os sacerdotes as buzinas; e sucedeu que, ouvindo o povo o sonido da buzina, gritou o povo com grande grita; e o muro caiu abaixo, e o povo subiu à cidade, cada qual em frente de si, e tomaram a cidade.</text:p>
      <text:p text:style-name="P6"/>
      <text:p text:style-name="P9">Introdução</text:p>
      <text:p text:style-name="P7">A geração liderada por Josué era guerreira, conquistadora e cheia de fé. A tomada de Jericó apresenta aquele momento em que nossas vidas alcançam o nível exigido por Deus para as grandes realizações.</text:p>
      <text:p text:style-name="P6"/>
      <text:p text:style-name="P9">1. Uma geração orientada pelo Senhor.</text:p>
      <text:p text:style-name="P7">Ainda hoje, arqueólogos e cientistas tentam, sem sucesso, desvendar o mistério da queda dos muros de Jericó. Porém, a Bíblia responde: “Pela fé” (Hb 11.30).</text:p>
      <text:p text:style-name="P6"/>
      <text:p text:style-name="P9">1.1. Influenciados pela fé.</text:p>
      <text:p text:style-name="P7">Após atravessar milagrosamente o Jordão, Josué tem uma nova missão: conquistar a fortificada Jericó, uma cidade de importante comércio. Jericó era humanamente intransponível. Seus habitantes tinham a sensação de segurança: ninguém poderia conquistá-la. Mas algumas coisas fizeram a diferença para que Israel a conquistasse. <text:soft-page-break/>Josué tinha uma promessa, acreditava nela e conduzia sua geração a crer (1Tm 1.19; Tg 2.22).</text:p>
      <text:p text:style-name="P6"/>
      <text:p text:style-name="P9">1.2. O general e suas estratégias.</text:p>
      <text:p text:style-name="P7">Josué se tornou um grande guerreiro e estrategista, e, como todo guerreiro bem-sucedido, ele poderia confiar em suas experiências de guerra. Porém, antes da peleja contra Jericó, ele recebe a visita de um homem que tinha na mão uma espada nua e se apresenta como o príncipe do exército do Senhor. Após certificar-se e saber que o próprio Senhor estava na peleja, ele o reverencia e diz: “Que diz meu Senhor ao seu servo?” (Js 5.14). A estratégia divina era: rodear a cidade, tocar as trombetas (sacerdotes) e gritar. Josué abandona suas estratégias humanas e, mesmo parecendo absurdas, não hesita em seguir as ordens divinas. Deus estava na frente de tudo e isso era o suficiente para Josué (Js 1.9).</text:p>
      <text:p text:style-name="P6"/>
      <text:p text:style-name="P9">1.3. De glória em glória.</text:p>
      <text:p text:style-name="P7">A nova geração liderada por Josué passou por uma transição. Eles deixaram de conviver com a provisão de Deus no deserto, saem da posição de receber provisão e passam a conquista da Terra Prometida. Do mesmo <text:soft-page-break/>modo acontece na vida cristã. Devemos viver as etapas necessárias e conquistar os novos desafios que o Senhor coloca diante de nós (2Co 3.18). O nosso Deus requer de Seu exército obediência, sensibilidade à Sua voz, firmeza e santidade. É por esse motivo que se apresentou com uma espada desembainhada (Js 5.13). Ele ordena que Josué tire os calçados porque ali é terra santa. Mas como uma terra pagã pode ser santa? (Js 5.15). A resposta é simples: onde o Senhor coloca Seus pés e manifesta a Sua glória, o lugar torna-se santificado pela presença do Santo Deus.</text:p>
      <text:p text:style-name="P10"/>
      <text:p text:style-name="P9">2. O preparo sempre vem antes da vitória.</text:p>
      <text:p text:style-name="P7">Josué teve a fé na estratégia que havia recebido do Senhor e seus liderados também não deixaram a desejar quando acataram suas ordens e visão.</text:p>
      <text:p text:style-name="P6"/>
      <text:p text:style-name="P9">2.1. As sábias orientações de Deus.</text:p>
      <text:p text:style-name="P7">Eles deveriam rodear a cidade uma vez durante seis dias e sete sacerdote, levando sete buzinas de carneiro, deveriam seguir adiante da arca, isso durante seis dias. No sétimo dia, a cidade seria rodeada sete vezes e depois os sacerdotes tocariam. Quando a tocassem (somente nesse dia), o povo daria um grande grito. Era esse grito, juntamente <text:soft-page-break/>com o sonido da buzina de carneiro, que faria com que os muros viessem abaixo (Js 6.1-5). O que parecia loucura se tornou realidade e, sem qualquer tipo de explosivo, os muros implodiram (1Co 1.25a; 2.14).</text:p>
      <text:p text:style-name="P6"/>
      <text:p text:style-name="P9">2.2. Tempo de andar calado.</text:p>
      <text:p text:style-name="P7">Caminhar em círculo não era novidade para essa geração. Só que agora é diferente. Deus disse que lhes daria aquela terra (Js 6.2). O caminho da conquista exigia paciência, disciplina e silêncio. A ordem do Senhor era para rodearem, um ato insano na visão dos habitantes de Jericó. Mas andar com Deus é assim, é estar disposto a seguir Suas instruções em nome da fé (Hb 11.6). Por que Deus pede silêncio? Às vezes, o segredo de grandes vitórias é não anunciar em público aquilo que Deus nos revela no oculto. Se Sansão atentasse para esse detalhe, jamais teria perdido sua força. Ele só foi derrotado porque falou o que não devia (Jz 16.15-20).</text:p>
      <text:p text:style-name="P6"/>
      <text:p text:style-name="P9">2.3. Tempo de gritar.</text:p>
      <text:p text:style-name="P7">Josué foi sábio e instruiu seu povo a gritar no tempo certo (Js 6.10). Existe o tempo de rodear, o tempo de calar e o tempo de gritar (Ec 3.7). O estopim da derrota de muitos homens foi falar antes do tempo. Existem <text:soft-page-break/>estratégias que são pessoais e não podem servir de modelo para outras pessoas. Deus é pessoal e para cada evento Ele atua de maneira diferente. Ele disse que seria com Josué como foi com Moisés, mas o milagre do Jordão, por exemplo, foi diferente do milagre do Mar Vermelho. Com Jericó, Deus usou uma estratégia diferente porque desejava testar a paciência e a fé do povo. Josué sabia que chegaria o dia da vitória e incentivou o povo a esperar o momento certo da comemoração. A nossa hora também vai chegar. É só esperar com fé (Rm 8.24-25).</text:p>
      <text:p text:style-name="P6"/>
      <text:p text:style-name="P9">3. Lições práticas acerca da fé.</text:p>
      <text:p text:style-name="P7">A ciência e a arqueologia relutam em fornecer uma resposta plausível para a queda das muralhas de Jericó, a Bíblia é muito clara: “Pela fé caíram os muros de Jericó” (Hb 11.30). A fé nos faz ver o invisível, crer no incrível e realizar o impossível.</text:p>
      <text:p text:style-name="P6"/>
      <text:p text:style-name="P9">3.1. O poder da Palavra.</text:p>
      <text:p text:style-name="P7">Jericó estava rigorosamente fechada por causa dos filhos de Israel; ninguém saía nem entrava (Js 6.1). Mas dentro dos muros até o próprio inimigo já sabia que a derrota era certa (Js 2.9-11). Quando Deus nos dá uma missão, jamais devemos ter medo de avançar. Quando <text:soft-page-break/>Deus diz que vai nos dar vitória, devemos crer em Sua Palavra, porque Ele Nunca falha naquilo que prometeu. Antes de Josué avançar, o Senhor já havia posto o terror no coração dos inimigos. Ele já havia preparado a vitória. Era somente crer em Sua Palavra e conquistar o que parecia impossível.</text:p>
      <text:p text:style-name="P6"/>
      <text:p text:style-name="P9">3.2. A obediência à Palavra.</text:p>
      <text:p text:style-name="P7">A vitória deveria ser precedida de um ritual em forma de culto e havia um conjunto de obrigações que incluía o número sete, símbolo da perfeição de Deus. Deveriam ser sete sacerdotes, estes deveriam conduzir sete buzinas de chifres de carneiro. Ao sétimo dia, eles rodeariam a cidade sete vezes e, após tocar as buzinas, o grito e a vitória. O que seria mais difícil para aquele povo? Ficar calado e esperar o tempo de gritar ou manter a fé para cumprir esse ritual, acreditando que tudo aquilo tinha um propósito? Eles cumpriram cabalmente as instruções divinas, o muro caiu e eles tomaram a cidade (Js 6.20). O segredo foi a obediência.</text:p>
      <text:p text:style-name="P6"/>
      <text:p text:style-name="P9">3.3. Os efeitos de um grande milagre.</text:p>
      <text:p text:style-name="P7">Com a queda de Jericó, os pequenos reinos vizinhos ficaram muito atemorizados. Israel se tornou uma ameaça que procedia do deserto. <text:soft-page-break/>A fama de Josué como chefe de exército cada vez mais aumentava, não apenas pelas suas qualificações militares, mas, sobretudo, porque Deus era com ele por onde andava (Js 6.27). O que diferenciava, por exemplo, Jesus dentre todos os homens? Em primeiro lugar, era a confiança que as pessoas tinham em saber que Deus era com Ele e, depois, a veracidade de Sua Palavra, acrescida de milagres (Jo 3.2). Josué avançou e Israel foi temido por essas qualidades. Se a nossa geração deseja alcançar grandes feitos e avançar, deve então trilhar por esse mesmo caminho.</text:p>
      <text:p text:style-name="P6"/>
      <text:p text:style-name="P15">Conclusão.</text:p>
      <text:p text:style-name="P7">A geração de Josué não foi vencedora em tudo. A santidade lhes abriu a porta das grandes conquistas. Enquanto seguiam pela fé, tudo dava certo, até que o pecado entrou no arraial. Eles sucumbiram diante de Ai por causa do anátema. Não seria essa a causa de tantos fracassos em nossa geração?</text:p>
      <text:p text:style-name="P8"><text:line-break/><text:span text:style-name="T1">Questionário.</text:span></text:p>
      <text:p text:style-name="P13"><text:span text:style-name="T1">1. Como a Bíblia responde o mistério da queda dos muros de Jericó?</text:span><text:line-break/><text:line-break/><text:span text:style-name="T1">2. No que os moradores de Jericó </text:span><text:soft-page-break/><text:span text:style-name="T1">acreditavam?</text:span><text:line-break/><text:line-break/><text:span text:style-name="T1">3. Por que Sansão foi derrotado?</text:span><text:line-break/><text:line-break/><text:span text:style-name="T1">4. De acordo com a lição, quais são os tempos que existem?</text:span><text:line-break/><text:line-break/><text:span text:style-name="T1">5. Por que a fama de Josué como chefe de exército cada vez mais aumentava?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Utopia, 'Palatino Linotype', Palati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45:16.494739771</meta:creation-date>
    <dc:date>2017-03-04T15:40:06.099804524</dc:date>
    <meta:editing-duration>PT8M10S</meta:editing-duration>
    <meta:editing-cycles>6</meta:editing-cycles>
    <meta:generator>LibreOffice/5.2.5.1$Linux_X86_64 LibreOffice_project/20m0$Build-1</meta:generator>
    <meta:document-statistic meta:table-count="0" meta:image-count="0" meta:object-count="0" meta:page-count="9" meta:paragraph-count="41" meta:word-count="1457" meta:character-count="8335" meta:non-whitespace-character-count="6914"/>
  </office:meta>
</office:document-meta>
</file>